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38c35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14fb7e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19a022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2112c1" style:font-name-asian="WenQuanYi Micro Hei" style:font-size-asian="12pt" style:font-size-complex="12pt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paragraph-rsid="00319285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rsid="00257a6a" officeooo:paragraph-rsid="002112c1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rsid="00307712" officeooo:paragraph-rsid="00307712" style:font-name-asian="WenQuanYi Micro Hei" style:font-size-asian="10pt" style:font-size-complex="10pt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font-name="WenQuanYi Micro Hei" fo:font-size="12pt" officeooo:rsid="0035634c" officeooo:paragraph-rsid="00319285" style:font-name-asian="WenQuanYi Micro Hei" style:font-size-asian="12pt" style:font-size-complex="12pt"/>
    </style:style>
    <style:style style:name="T1" style:family="text">
      <style:text-properties officeooo:rsid="0014fb7e"/>
    </style:style>
    <style:style style:name="T2" style:family="text">
      <style:text-properties officeooo:rsid="0018b273"/>
    </style:style>
    <style:style style:name="T3" style:family="text">
      <style:text-properties officeooo:rsid="0019a022"/>
    </style:style>
    <style:style style:name="T4" style:family="text">
      <style:text-properties officeooo:rsid="001e5af9"/>
    </style:style>
    <style:style style:name="T5" style:family="text">
      <style:text-properties officeooo:rsid="002112c1"/>
    </style:style>
    <style:style style:name="T6" style:family="text">
      <style:text-properties officeooo:rsid="00257a6a"/>
    </style:style>
    <style:style style:name="T7" style:family="text">
      <style:text-properties officeooo:rsid="00319285"/>
    </style:style>
    <style:style style:name="T8" style:family="text">
      <style:text-properties officeooo:rsid="003265d6"/>
    </style:style>
    <style:style style:name="T9" style:family="text">
      <style:text-properties officeooo:rsid="0035634c"/>
    </style:style>
    <style:style style:name="T10" style:family="text">
      <style:text-properties officeooo:rsid="0038d80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什么是约瑟夫问题？</text:p>
      <text:p text:style-name="P2">约瑟夫问题是一个有趣的数学游戏，游戏规则如下：</text:p>
      <text:p text:style-name="P3"><text:span text:style-name="T1">1、N个人围成一个圈，编号从</text:span><text:span text:style-name="T2">1开始，依次到N。</text:span></text:p>
      <text:p text:style-name="P4"><text:span text:style-name="T3">2、编号为M的游戏参与者开始报数，报数从</text:span><text:span text:style-name="T4">1开始，后面的人报数接龙，直到K为止，报数为K的人将出局。</text:span></text:p>
      <text:p text:style-name="P5"><text:span text:style-name="T5">3、出局者的下一个玩家接着从</text:span><text:span text:style-name="T6">1开始报数，如此循环，直到剩下一个玩家时游戏结束，这个玩家就是游戏获胜者。</text:span></text:p>
      <text:p text:style-name="P7">那么问题来了，哪个编号是游戏获胜者呢？</text:p>
      <text:p text:style-name="P7">下面通过简单的几行python代码来解决这个问题：</text:p>
      <text:p text:style-name="P8">#!/usr/bin/env python </text:p>
      <text:p text:style-name="P8"># Joseph Problem </text:p>
      <text:p text:style-name="P8">def joseph(total, begins, count): </text:p>
      <text:p text:style-name="P8"><text:tab/>queue = range(1, total + 1) </text:p>
      <text:p text:style-name="P8"><text:tab/>death = (begins + count - 2) % len(queue) </text:p>
      <text:p text:style-name="P8"><text:tab/>for times in range(total - 1): </text:p>
      <text:p text:style-name="P8"><text:tab/><text:tab/>print 'out: ', queue[death] </text:p>
      <text:p text:style-name="P8"><text:tab/><text:tab/>del queue[death] </text:p>
      <text:p text:style-name="P8"><text:tab/><text:tab/>death = (death + count -1) % len(queue) </text:p>
      <text:p text:style-name="P8"><text:tab/>print 'survivor: ', queue[0]</text:p>
      <text:p text:style-name="P6"><text:span text:style-name="T7">joseph()函数中，参数total即上面提到的N</text:span><text:span text:style-name="T8">，begins即M，count及K</text:span><text:span text:style-name="T9">，每次循环报数out一个编号，最后剩下的survi</text:span><text:span text:style-name="T10">v</text:span><text:span text:style-name="T9">or便是游戏获胜者。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4T16:27:08</meta:creation-date>
    <meta:generator>LibreOffice/4.0.2.2$Linux_X86_64 LibreOffice_project/400m0$Build-2</meta:generator>
    <dc:date>2015-04-14T17:17:23</dc:date>
    <dc:creator>hanjunjie </dc:creator>
    <meta:editing-duration>PT30M54S</meta:editing-duration>
    <meta:editing-cycles>43</meta:editing-cycles>
    <meta:document-statistic meta:table-count="0" meta:image-count="0" meta:object-count="0" meta:page-count="1" meta:paragraph-count="18" meta:word-count="292" meta:character-count="575" meta:non-whitespace-character-count="518"/>
  </office:meta>
</office:document-meta>
</file>